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6050" officeooo:paragraph-rsid="000f6050"/>
    </style:style>
    <style:style style:name="P2" style:family="paragraph" style:parent-style-name="Standard">
      <style:text-properties officeooo:rsid="000f6050" officeooo:paragraph-rsid="00143008"/>
    </style:style>
    <style:style style:name="P3" style:family="paragraph" style:parent-style-name="Standard">
      <style:text-properties officeooo:rsid="00129669" officeooo:paragraph-rsid="00129669"/>
    </style:style>
    <style:style style:name="P4" style:family="paragraph" style:parent-style-name="Standard">
      <style:text-properties officeooo:paragraph-rsid="00143008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0f6050" officeooo:paragraph-rsid="000f6050"/>
    </style:style>
    <style:style style:name="P6" style:family="paragraph" style:parent-style-name="Header">
      <style:text-properties officeooo:paragraph-rsid="00143008"/>
    </style:style>
    <style:style style:name="P7" style:family="paragraph" style:parent-style-name="Table_20_Contents">
      <style:text-properties officeooo:rsid="001e40a0" officeooo:paragraph-rsid="000f6050"/>
    </style:style>
    <style:style style:name="P8" style:family="paragraph" style:parent-style-name="Table_20_Contents">
      <style:text-properties officeooo:rsid="001e40a0" officeooo:paragraph-rsid="00143008"/>
    </style:style>
    <style:style style:name="P9" style:family="paragraph" style:parent-style-name="Table_20_Contents">
      <style:text-properties officeooo:rsid="0023c411" officeooo:paragraph-rsid="000f6050"/>
    </style:style>
    <style:style style:name="P10" style:family="paragraph" style:parent-style-name="Table_20_Contents">
      <style:text-properties officeooo:rsid="0023c411" officeooo:paragraph-rsid="00143008"/>
    </style:style>
    <style:style style:name="P11" style:family="paragraph" style:parent-style-name="Table_20_Contents">
      <style:text-properties officeooo:rsid="000f6050" officeooo:paragraph-rsid="000f6050"/>
    </style:style>
    <style:style style:name="P12" style:family="paragraph" style:parent-style-name="Table_20_Contents">
      <style:text-properties officeooo:rsid="000f6050" officeooo:paragraph-rsid="001430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 an algorithm to find the maximum and minimum value in an array, in the minimum number of comparisons. Extra credit if you do not sort the list first.<text:line-break/><text:line-break/>Interviewer Notes:</text:p>
      <text:p text:style-name="P3">- Consider edge cases.. what if the original list is all negative numbers? ..has a couple million elements? Is all zeroes?</text:p>
      <text:p text:style-name="P3"/>
      <text:p text:style-name="P1">- You don't need to compare each element to every other element.</text:p>
      <text:p text:style-name="P5">Hint: keep two variables, for min and max. Iterate through the array checking to see if the current element is greater than the max, or less than the min. Adjust min/max variables accordingly.</text:p>
      <text:p text:style-name="P1"/>
      <text:p text:style-name="P1">- The fastest solution uses recursion.</text:p>
      <text:p text:style-name="P5">Hint: divide the array in two, until a division produces two single element arrays. Then compare one with the other, returning the min and max value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1.5014in" style:rel-column-width="14208*"/>
    </style:style>
    <style:style style:name="Table2.C" style:family="table-column">
      <style:table-column-properties style:column-width="1.5576in" style:rel-column-width="14740*"/>
    </style:style>
    <style:style style:name="Table2.D" style:family="table-column">
      <style:table-column-properties style:column-width="1.5576in" style:rel-column-width="14742*"/>
    </style:style>
    <style:style style:name="Table2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0f6050" officeooo:paragraph-rsid="00143008"/>
    </style:style>
    <style:style style:name="MP2" style:family="paragraph" style:parent-style-name="Table_20_Contents">
      <style:text-properties officeooo:rsid="000f6050" officeooo:paragraph-rsid="00143008"/>
    </style:style>
    <style:style style:name="MP3" style:family="paragraph" style:parent-style-name="Table_20_Contents">
      <style:text-properties officeooo:rsid="001e40a0" officeooo:paragraph-rsid="00143008"/>
    </style:style>
    <style:style style:name="MP4" style:family="paragraph" style:parent-style-name="Table_20_Contents">
      <style:text-properties officeooo:rsid="0023c411" officeooo:paragraph-rsid="00143008"/>
    </style:style>
    <style:style style:name="MP5" style:family="paragraph" style:parent-style-name="Standard">
      <style:text-properties officeooo:paragraph-rsid="0014300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1">Find min / max in an Array</text:p>
            </table:table-cell>
            <table:table-cell table:style-name="Table2.A1" office:value-type="string">
              <text:p text:style-name="MP2">Coding</text:p>
            </table:table-cell>
            <table:table-cell table:style-name="Table2.A1" office:value-type="string">
              <text:p text:style-name="MP3">Easy</text:p>
            </table:table-cell>
            <table:table-cell table:style-name="Table2.A1" office:value-type="string">
              <text:p text:style-name="MP4">Page 1 of 1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3:52:25.751000000</meta:creation-date>
    <dc:date>2017-04-09T16:36:54.660000000</dc:date>
    <meta:editing-duration>P2DT2H34M17S</meta:editing-duration>
    <meta:editing-cycles>3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10" meta:word-count="142" meta:character-count="792" meta:non-whitespace-character-count="658"/>
  </office:meta>
</office:document-meta>
</file>